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38000002D00FD1A070.png" manifest:media-type="image/png"/>
  <manifest:file-entry manifest:full-path="Pictures/100000000000012C000001C293352BB7.png" manifest:media-type="image/png"/>
  <manifest:file-entry manifest:full-path="Pictures/10000201000003AF000002120A3477F9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title">
      <style:graphic-properties fo:min-height="11.706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000000" fo:font-size="66pt" style:text-underline-style="solid" style:text-underline-width="auto" style:text-underline-color="font-color" style:font-size-asian="66pt" style:font-size-complex="66pt"/>
    </style:style>
    <style:style style:name="P2" style:family="paragraph">
      <style:text-properties fo:color="#000000" fo:font-size="44pt" style:text-underline-style="none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000000" fo:font-size="66pt" style:text-underline-style="solid" style:text-underline-width="auto" style:text-underline-color="font-color" style:font-size-asian="66pt" style:font-size-complex="66pt"/>
    </style:style>
    <style:style style:name="T2" style:family="text">
      <style:text-properties fo:color="#000000" fo:font-size="44pt" style:text-underline-style="none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<text:span text:style-name="T1">Better-Traffic</text:span></text:p>
          </draw:text-box>
        </draw:frame>
        <draw:frame presentation:style-name="pr2" draw:text-style-name="P2" draw:layer="layout" svg:width="25.199cm" svg:height="11.706cm" svg:x="1.2cm" svg:y="4.094cm" presentation:class="title" presentation:user-transformed="true">
          <draw:text-box>
            <text:p><text:span text:style-name="T2">Felix</text:span><text:span text:style-name="T2"><text:line-break/></text:span><text:span text:style-name="T2">Timo</text:span><text:span text:style-name="T2"><text:line-break/></text:span><text:span text:style-name="T2">Benjamin</text:span><text:span text:style-name="T2"><text:line-break/></text:span><text:span text:style-name="T2">Max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4" draw:layer="layout" svg:width="12.8cm" svg:height="19.199cm" svg:x="14cm" svg:y="0.8cm">
          <draw:image xlink:href="Pictures/100000000000012C000001C293352BB7.png" xlink:type="simple" xlink:show="embed" xlink:actuate="onLoad">
            <text:p/>
          </draw:image>
        </draw:frame>
        <draw:frame draw:style-name="gr2" draw:text-style-name="P4" draw:layer="layout" svg:width="16.2cm" svg:height="10.8cm" svg:x="0.4cm" svg:y="9.6cm">
          <draw:image xlink:href="Pictures/1000000000000438000002D00FD1A0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A3477F9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10:03:49.239000000</meta:creation-date>
    <dc:date>2016-06-12T10:32:48.314000000</dc:date>
    <meta:editing-duration>PT24M13S</meta:editing-duration>
    <meta:editing-cycles>2</meta:editing-cycles>
    <meta:generator>LibreOffice/4.4.2.2$Windows_x86 LibreOffice_project/c4c7d32d0d49397cad38d62472b0bc8acff48dd6</meta:generator>
    <meta:document-statistic meta:object-count="41"/>
  </office:meta>
</office:document-meta>
</file>